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37b0e2" officeooo:paragraph-rsid="0037b0e2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 ¿Qué es X11 en el contexto de sistemas Linux y Unix?</text:p>
      <text:p text:style-name="P4"><text:span text:style-name="Strong_20_Emphasis"><text:span text:style-name="T1">Respuesta 1:</text:span></text:span> X11 es un sistema de ventanas y protocolo de red utilizado en sistemas Unix y Linux para gestionar interfaces gráficas de usuario (GUI).</text:p>
      <text:p text:style-name="Horizontal_20_Line"/>
      <text:p text:style-name="P4"><text:span text:style-name="Strong_20_Emphasis"><text:span text:style-name="T1">Pregunta 2:</text:span></text:span> ¿Cuál es el servidor de pantalla predeterminado en un sistema Linux que utiliza X11?</text:p>
      <text:p text:style-name="P4"><text:span text:style-name="Strong_20_Emphasis"><text:span text:style-name="T1">Respuesta 2:</text:span></text:span> El servidor de pantalla predeterminado en un sistema Linux que utiliza X11 es Xorg.</text:p>
      <text:p text:style-name="Horizontal_20_Line"/>
      <text:p text:style-name="P4"><text:span text:style-name="Strong_20_Emphasis"><text:span text:style-name="T1">Pregunta 3:</text:span></text:span> ¿Cuál es el propósito de un administrador de ventanas en un entorno de escritorio X11?</text:p>
      <text:p text:style-name="P4"><text:span text:style-name="Strong_20_Emphasis"><text:span text:style-name="T1">Respuesta 3:</text:span></text:span> Un administrador de ventanas en un entorno de escritorio X11 se utiliza para controlar la apariencia y el comportamiento de las ventanas de las aplicaciones en el sistema.</text:p>
      <text:p text:style-name="Horizontal_20_Line"/>
      <text:p text:style-name="P4"><text:span text:style-name="Strong_20_Emphasis"><text:span text:style-name="T1">Pregunta 4:</text:span></text:span> ¿Cuál es el archivo de configuración principal de X11 en un sistema Linux?</text:p>
      <text:p text:style-name="P4"><text:span text:style-name="Strong_20_Emphasis"><text:span text:style-name="T1">Respuesta 4:</text:span></text:span> El archivo de configuración principal de X11 en un sistema Linux es <text:span text:style-name="Source_20_Text"><text:span text:style-name="T1">xorg.conf</text:span></text:span> o <text:span text:style-name="Source_20_Text"><text:span text:style-name="T1">/etc/X11/xorg.conf</text:span></text:span>.</text:p>
      <text:p text:style-name="Horizontal_20_Line"/>
      <text:p text:style-name="P4"><text:span text:style-name="Strong_20_Emphasis"><text:span text:style-name="T1">Pregunta 5:</text:span></text:span> ¿Cuál es el propósito de la variable de entorno <text:span text:style-name="Source_20_Text"><text:span text:style-name="T1">DISPLAY</text:span></text:span> en un sistema X11?</text:p>
      <text:p text:style-name="P4"><text:span text:style-name="Strong_20_Emphasis"><text:span text:style-name="T1">Respuesta 5:</text:span></text:span> La variable de entorno <text:span text:style-name="Source_20_Text"><text:span text:style-name="T1">DISPLAY</text:span></text:span> se utiliza para indicar al sistema X11 dónde se deben mostrar las aplicaciones gráficas.</text:p>
      <text:p text:style-name="Horizontal_20_Line"/>
      <text:p text:style-name="P4"><text:span text:style-name="Strong_20_Emphasis"><text:span text:style-name="T1">Pregunta 6:</text:span></text:span> ¿Cuál es el comando para iniciar el servidor X11 en un sistema Linux?</text:p>
      <text:p text:style-name="P4"><text:span text:style-name="Strong_20_Emphasis"><text:span text:style-name="T1">Respuesta 6:</text:span></text:span> El comando para iniciar el servidor X11 en un sistema Linux es <text:span text:style-name="Source_20_Text"><text:span text:style-name="T1">startx</text:span></text:span>.</text:p>
      <text:p text:style-name="Horizontal_20_Line"/>
      <text:p text:style-name="P4"><text:span text:style-name="Strong_20_Emphasis"><text:span text:style-name="T1">Pregunta 7:</text:span></text:span> ¿Qué es un "gestor de sesiones" en un entorno de escritorio X11?</text:p>
      <text:p text:style-name="P4"><text:span text:style-name="Strong_20_Emphasis"><text:span text:style-name="T1">Respuesta 7:</text:span></text:span> Un gestor de sesiones en un entorno de escritorio X11 es una herramienta que gestiona las sesiones de usuario, incluyendo la restauración de aplicaciones y ventanas en sesiones anteriores.</text:p>
      <text:p text:style-name="Horizontal_20_Line"/>
      <text:p text:style-name="P4"><text:soft-page-break/><text:span text:style-name="Strong_20_Emphasis"><text:span text:style-name="T1">Pregunta 8:</text:span></text:span> ¿Cuál es el propósito del comando <text:span text:style-name="Source_20_Text"><text:span text:style-name="T1">xrandr</text:span></text:span> en un sistema X11?</text:p>
      <text:p text:style-name="P4"><text:span text:style-name="Strong_20_Emphasis"><text:span text:style-name="T1">Respuesta 8:</text:span></text:span> El comando <text:span text:style-name="Source_20_Text"><text:span text:style-name="T1">xrandr</text:span></text:span> se utiliza para configurar y ajustar la resolución de pantalla y la disposición de monitores en un sistema X11.</text:p>
      <text:p text:style-name="Horizontal_20_Line"/>
      <text:p text:style-name="P4"><text:span text:style-name="Strong_20_Emphasis"><text:span text:style-name="T1">Pregunta 9:</text:span></text:span> ¿Cuál es el propósito del archivo <text:span text:style-name="Source_20_Text"><text:span text:style-name="T1">.xinitrc</text:span></text:span> en un sistema X11?</text:p>
      <text:p text:style-name="P4"><text:span text:style-name="Strong_20_Emphasis"><text:span text:style-name="T1">Respuesta 9:</text:span></text:span> El archivo <text:span text:style-name="Source_20_Text"><text:span text:style-name="T1">.xinitrc</text:span></text:span> se utiliza para configurar el entorno de inicio de sesión X11 y ejecutar comandos específicos al iniciar una sesión.</text:p>
      <text:p text:style-name="Horizontal_20_Line"/>
      <text:p text:style-name="P4"><text:span text:style-name="Strong_20_Emphasis"><text:span text:style-name="T1">Pregunta 10:</text:span></text:span> ¿Cuál es el administrador de ventanas predeterminado en el entorno de escritorio GNOME?</text:p>
      <text:p text:style-name="P4"><text:span text:style-name="Strong_20_Emphasis"><text:span text:style-name="T1">Respuesta 10:</text:span></text:span> El administrador de ventanas predeterminado en el entorno de escritorio GNOME es GNOME Shell.</text:p>
      <text:p text:style-name="Horizontal_20_Line"/>
      <text:p text:style-name="P4"><text:span text:style-name="Strong_20_Emphasis"><text:span text:style-name="T1">Pregunta 11:</text:span></text:span> ¿Cuál es el administrador de ventanas predeterminado en el entorno de escritorio KDE?</text:p>
      <text:p text:style-name="P4"><text:span text:style-name="Strong_20_Emphasis"><text:span text:style-name="T1">Respuesta 11:</text:span></text:span> El administrador de ventanas predeterminado en el entorno de escritorio KDE es KWin.</text:p>
      <text:p text:style-name="Horizontal_20_Line"/>
      <text:p text:style-name="P4"><text:span text:style-name="Strong_20_Emphasis"><text:span text:style-name="T1">Pregunta 12:</text:span></text:span> ¿Cuál es el propósito de la utilidad <text:span text:style-name="Source_20_Text"><text:span text:style-name="T1">xdm</text:span></text:span> en un sistema X11?</text:p>
      <text:p text:style-name="P4"><text:span text:style-name="Strong_20_Emphasis"><text:span text:style-name="T1">Respuesta 12:</text:span></text:span> La utilidad <text:span text:style-name="Source_20_Text"><text:span text:style-name="T1">xdm</text:span></text:span> es un gestor de sesiones y un administrador de ventanas de pantalla de inicio para sistemas X11.</text:p>
      <text:p text:style-name="Horizontal_20_Line"/>
      <text:p text:style-name="P4"><text:span text:style-name="Strong_20_Emphasis"><text:span text:style-name="T1">Pregunta 13:</text:span></text:span> ¿Qué es un "cliente X" en un sistema X11?</text:p>
      <text:p text:style-name="P4"><text:span text:style-name="Strong_20_Emphasis"><text:span text:style-name="T1">Respuesta 13:</text:span></text:span> Un cliente X es una aplicación que se ejecuta en un sistema X11 y utiliza el servidor X para mostrar su interfaz gráfica.</text:p>
      <text:p text:style-name="Horizontal_20_Line"/>
      <text:p text:style-name="P4"><text:span text:style-name="Strong_20_Emphasis"><text:span text:style-name="T1">Pregunta 14:</text:span></text:span> ¿Cuál es el propósito de la utilidad <text:span text:style-name="Source_20_Text"><text:span text:style-name="T1">xset</text:span></text:span> en un sistema X11?</text:p>
      <text:p text:style-name="P4"><text:span text:style-name="Strong_20_Emphasis"><text:span text:style-name="T1">Respuesta 14:</text:span></text:span> La utilidad <text:span text:style-name="Source_20_Text"><text:span text:style-name="T1">xset</text:span></text:span> se utiliza para configurar y controlar las preferencias de energía y el comportamiento del servidor X.</text:p>
      <text:p text:style-name="Horizontal_20_Line"><text:soft-page-break/></text:p>
      <text:p text:style-name="P4"><text:span text:style-name="Strong_20_Emphasis"><text:span text:style-name="T1">Pregunta 15:</text:span></text:span> ¿Cuál es el archivo de registro principal del servidor X11 en un sistema Linux?</text:p>
      <text:p text:style-name="P4"><text:span text:style-name="Strong_20_Emphasis"><text:span text:style-name="T1">Respuesta 15:</text:span></text:span> El archivo de registro principal del servidor X11 en un sistema Linux es <text:span text:style-name="Source_20_Text"><text:span text:style-name="T1">/var/log/Xorg.0.log</text:span></text:span>.</text:p>
      <text:p text:style-name="Horizontal_20_Line"/>
      <text:p text:style-name="P4"><text:span text:style-name="Strong_20_Emphasis"><text:span text:style-name="T1">Pregunta 16:</text:span></text:span> ¿Cuál es el comando para detener el servidor X11 en un sistema Linux?</text:p>
      <text:p text:style-name="P4"><text:span text:style-name="Strong_20_Emphasis"><text:span text:style-name="T1">Respuesta 16:</text:span></text:span> El comando para detener el servidor X11 en un sistema Linux es <text:span text:style-name="Source_20_Text"><text:span text:style-name="T1">sudo systemctl stop display-manager</text:span></text:span>.</text:p>
      <text:p text:style-name="Horizontal_20_Line"/>
      <text:p text:style-name="P4"><text:span text:style-name="Strong_20_Emphasis"><text:span text:style-name="T1">Pregunta 17:</text:span></text:span> ¿Cuál es el propósito de la utilidad <text:span text:style-name="Source_20_Text"><text:span text:style-name="T1">xhost</text:span></text:span> en un sistema X11?</text:p>
      <text:p text:style-name="P4"><text:span text:style-name="Strong_20_Emphasis"><text:span text:style-name="T1">Respuesta 17:</text:span></text:span> La utilidad <text:span text:style-name="Source_20_Text"><text:span text:style-name="T1">xhost</text:span></text:span> se utiliza para controlar el acceso de otros usuarios y sistemas al servidor X11.</text:p>
      <text:p text:style-name="Horizontal_20_Line"/>
      <text:p text:style-name="P4"><text:span text:style-name="Strong_20_Emphasis"><text:span text:style-name="T1">Pregunta 18:</text:span></text:span> ¿Qué es una "pantalla" en el contexto de X11?</text:p>
      <text:p text:style-name="P4"><text:span text:style-name="Strong_20_Emphasis"><text:span text:style-name="T1">Respuesta 18:</text:span></text:span> Una "pantalla" en el contexto de X11 se refiere a una instancia única del servidor X11 que puede representar una pantalla física o virtual.</text:p>
      <text:p text:style-name="Horizontal_20_Line"/>
      <text:p text:style-name="P4"><text:span text:style-name="Strong_20_Emphasis"><text:span text:style-name="T1">Pregunta 19:</text:span></text:span> ¿Cuál es el propósito de la utilidad <text:span text:style-name="Source_20_Text"><text:span text:style-name="T1">xterm</text:span></text:span> en un sistema X11?</text:p>
      <text:p text:style-name="P4"><text:span text:style-name="Strong_20_Emphasis"><text:span text:style-name="T1">Respuesta 19:</text:span></text:span> La utilidad <text:span text:style-name="Source_20_Text"><text:span text:style-name="T1">xterm</text:span></text:span> es un emulador de terminal que proporciona una interfaz de línea de comandos en un entorno gráfico X11.</text:p>
      <text:p text:style-name="Horizontal_20_Line"/>
      <text:p text:style-name="P4"><text:span text:style-name="Strong_20_Emphasis"><text:span text:style-name="T1">Pregunta 20:</text:span></text:span> ¿Cuál es el propósito del comando <text:span text:style-name="Source_20_Text"><text:span text:style-name="T1">xdpyinfo</text:span></text:span> en un sistema X11?</text:p>
      <text:p text:style-name="P4"><text:span text:style-name="Strong_20_Emphasis"><text:span text:style-name="T1">Respuesta 20:</text:span></text:span> El comando <text:span text:style-name="Source_20_Text"><text:span text:style-name="T1">xdpyinfo</text:span></text:span> se utiliza para obtener información detallada sobre el servidor de pantalla X11, incluyendo la configuración y capacidades del hardware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37b0e2" officeooo:paragraph-rsid="0037b0e2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Interfaces de usuario y escritorios</text:p>
        <text:p text:style-name="MP2">Instalar y configurar X11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38:12.436110592</dc:date>
    <meta:editing-duration>PT2H33M14S</meta:editing-duration>
    <meta:editing-cycles>41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722" meta:character-count="4281" meta:non-whitespace-character-count="3602"/>
  </office:meta>
</office:document-meta>
</file>